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jpg" manifest:media-type="image/jpe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059" svg:font-family="C059"/>
    <style:font-face style:name="Chandas" svg:font-family="Chand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000000" style:font-name="C059" style:font-name-asian="C059" style:font-name-complex="C059" fo:font-size="16pt" style:font-size-asian="16pt" style:font-size-complex="16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Good" style:data-style-name="N0">
      <style:table-cell-properties style:vertical-align="middle" fo:wrap-option="wrap" fo:background-color="#CCFFCC" style:cell-protect="protected" style:repeat-content="false"/>
      <style:paragraph-properties fo:text-align="center"/>
      <style:text-properties fo:color="#006600" style:font-name="Chandas" style:font-name-asian="Chandas" style:font-name-complex="Chandas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6.27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34.35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16.3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svg:x="6.76042in" svg:y="2.08333in" svg:width="7.19792in" svg:height="3.8958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19" table:number-rows-spanned="3" table:style-name="ce2">
            <text:p>PLOTTING AND FITTING OF MULTINOMIAL DISTRIBUTION AND GRAPHICAL REPRESENTATION OF PROBABILITIES.</text:p>
          </table:table-cell>
          <table:covered-table-cell table:number-columns-repeated="18"/>
          <table:table-cell table:number-columns-repeated="16365"/>
        </table:table-row>
        <table:table-row table:style-name="ro1">
          <table:covered-table-cell/>
          <table:covered-table-cell table:number-columns-repeated="18"/>
          <table:table-cell table:number-columns-repeated="16365"/>
        </table:table-row>
        <table:table-row table:style-name="ro2">
          <table:covered-table-cell/>
          <table:covered-table-cell table:number-columns-repeated="18"/>
          <table:table-cell table:number-columns-repeated="16365"/>
        </table:table-row>
        <table:table-row table:style-name="ro2">
          <table:table-cell office:value-type="string" table:number-columns-spanned="19" table:number-rows-spanned="4" table:style-name="ce4">
            <text:p>IN A THREE-WAY ELECTION FOR MAYOR, CANDIDATE A RECIEVES 10% OF THE VOTES , CANDIDATE B RECIEVES 40% OF THE VOTES AND CANDIDATE C RECIEVES 50% OF THE VOTES.IF WE SELECT A RANDOM SAMPLE 10 VOTERS, WHAT IS THE PROBABILITY THAT 2 VOTED FOR CANDIDATE A, 4 VOTED FOR CANDIDATE B, AND 4 VOTED FOR CANDIDATE C ?</text:p>
          </table:table-cell>
          <table:covered-table-cell table:number-columns-repeated="18"/>
          <table:table-cell table:number-columns-repeated="16365"/>
        </table:table-row>
        <table:table-row table:style-name="ro2">
          <table:covered-table-cell/>
          <table:covered-table-cell table:number-columns-repeated="18"/>
          <table:table-cell table:number-columns-repeated="16365"/>
        </table:table-row>
        <table:table-row table:style-name="ro3">
          <table:covered-table-cell/>
          <table:covered-table-cell table:number-columns-repeated="18"/>
          <table:table-cell table:number-columns-repeated="16365"/>
        </table:table-row>
        <table:table-row table:style-name="ro4">
          <table:covered-table-cell/>
          <table:covered-table-cell table:number-columns-repeated="18"/>
          <table:table-cell table:number-columns-repeated="16365"/>
        </table:table-row>
        <table:table-row table:style-name="ro5">
          <table:table-cell office:value-type="string" table:style-name="ce5">
            <text:p>OUTCOME1</text:p>
          </table:table-cell>
          <table:table-cell office:value-type="float" office:value="2" table:style-name="ce5">
            <text:p>2</text:p>
          </table:table-cell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office:value-type="string" table:style-name="ce5">
            <text:p>OUTCOME 2</text:p>
          </table:table-cell>
          <table:table-cell office:value-type="float" office:value="4" table:style-name="ce5">
            <text:p>4</text:p>
          </table:table-cell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office:value-type="string" table:style-name="ce5">
            <text:p>OUTCOME 3</text:p>
          </table:table-cell>
          <table:table-cell office:value-type="float" office:value="4" table:style-name="ce5">
            <text:p>4</text:p>
          </table:table-cell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table:number-columns-repeated="2" table:style-name="ce5"/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office:value-type="string" table:style-name="ce5">
            <text:p>PROBABILITY 1</text:p>
          </table:table-cell>
          <table:table-cell office:value-type="float" office:value="0.1" table:style-name="ce5">
            <text:p>0.1</text:p>
          </table:table-cell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office:value-type="string" table:style-name="ce5">
            <text:p>PROBABILITY 2</text:p>
          </table:table-cell>
          <table:table-cell office:value-type="float" office:value="0.4" table:style-name="ce5">
            <text:p>0.4</text:p>
          </table:table-cell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office:value-type="string" table:style-name="ce5">
            <text:p>PROBABILTY 3</text:p>
          </table:table-cell>
          <table:table-cell office:value-type="float" office:value="0.5" table:style-name="ce5">
            <text:p>0.5</text:p>
          </table:table-cell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table:number-columns-repeated="2" table:style-name="ce5"/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office:value-type="string" table:style-name="ce5">
            <text:p>MULTINOMIAL</text:p>
          </table:table-cell>
          <table:table-cell office:value-type="float" office:value="3149.9999999999977" table:formula="of:=MULTINOMIAL([.B8:.B10])" table:style-name="ce5">
            <text:p>3150</text:p>
          </table:table-cell>
          <table:table-cell table:number-columns-repeated="11" table:style-name="ce3"/>
          <table:table-cell table:number-columns-repeated="16371" table:style-name="ce1"/>
        </table:table-row>
        <table:table-row table:style-name="ro5">
          <table:table-cell office:value-type="string" table:style-name="ce5">
            <text:p>PROB1^OUTCOME 1</text:p>
          </table:table-cell>
          <table:table-cell office:value-type="float" office:value="1.0000000000000002E-2" table:formula="of:=[.B12]^[.B8]" table:style-name="ce5">
            <text:p>0.01</text:p>
          </table:table-cell>
          <table:table-cell table:number-columns-repeated="11" table:style-name="ce3"/>
          <table:table-cell table:number-columns-repeated="16371"/>
        </table:table-row>
        <table:table-row table:style-name="ro5">
          <table:table-cell office:value-type="string" table:style-name="ce5">
            <text:p>PROB2^OUTCOME 2</text:p>
          </table:table-cell>
          <table:table-cell office:value-type="float" office:value="2.5600000000000012E-2" table:formula="of:=[.B13]^[.B9]" table:style-name="ce5">
            <text:p>0.0256</text:p>
          </table:table-cell>
          <table:table-cell table:number-columns-repeated="11" table:style-name="ce3"/>
          <table:table-cell table:number-columns-repeated="16371"/>
        </table:table-row>
        <table:table-row table:style-name="ro5">
          <table:table-cell office:value-type="string" table:style-name="ce5">
            <text:p>PROB3^OUTCOME 3</text:p>
          </table:table-cell>
          <table:table-cell office:value-type="float" office:value="6.25E-2" table:formula="of:=[.B14]^[.B10]" table:style-name="ce5">
            <text:p>0.0625</text:p>
          </table:table-cell>
          <table:table-cell table:number-columns-repeated="11" table:style-name="ce3"/>
          <table:table-cell table:number-columns-repeated="16371"/>
        </table:table-row>
        <table:table-row table:style-name="ro5">
          <table:table-cell office:value-type="string" table:style-name="ce5">
            <text:p>PROBABILITY</text:p>
          </table:table-cell>
          <table:table-cell office:value-type="float" office:value="5.0399999999999993E-2" table:formula="of:=[.B16]*PRODUCT([.B17:.B19])" table:style-name="ce5">
            <text:p>0.0504</text:p>
          </table:table-cell>
          <table:table-cell table:number-columns-repeated="11" table:style-name="ce3"/>
          <table:table-cell table:number-columns-repeated="16371"/>
        </table:table-row>
        <table:table-row table:number-rows-repeated="104855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059" svg:font-family="C059"/>
    <style:font-face style:name="Chandas" svg:font-family="Chand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5</meta:generator>
    <dc:title/>
    <dc:description/>
    <dc:subject/>
    <meta:initial-creator/>
    <dc:creator/>
    <meta:creation-date>2023-02-27T11:18:06Z</meta:creation-date>
    <dc:date>2023-06-29T16:54:56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bitmap" draw:fill-image-name="a2" style:repeat="stretch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pyram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ff42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pyram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00458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pyram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  <style:style style:family="chart" style:name="G0S1P0">
      <style:graphic-properties draw:fill="solid" draw:fill-color="#004586" draw:opacity="100%" draw:stroke="non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80.5pt" svg:width="518.25pt" chart:style-name="Crt0"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1"/>
          <chart:series chart:values-cell-range-address="Sheet1.B12:.B14" chart:class="chart:bar" chart:attached-axis="primary-y" chart:style-name="G0S0">
            <chart:data-label chart:style-name="DL00"/>
            <chart:data-point chart:repeated="3"/>
          </chart:series>
          <chart:series chart:values-cell-range-address="Sheet1.B8:.B10" chart:class="chart:bar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xmlns:xlink="http://www.w3.org/1999/xlink" draw:name="a2" xlink:href="" xlink:show="embed" xlink:actuate="onLoad"/>
  </office:styles>
</office:document-styles>
</file>